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9f5a" officeooo:paragraph-rsid="00089f5a"/>
    </style:style>
    <style:style style:name="P2" style:family="paragraph" style:parent-style-name="Standard">
      <style:text-properties officeooo:rsid="000f20fa" officeooo:paragraph-rsid="000f20fa"/>
    </style:style>
    <style:style style:name="P3" style:family="paragraph" style:parent-style-name="Standard">
      <style:paragraph-properties fo:text-align="start" style:justify-single-word="false"/>
      <style:text-properties officeooo:rsid="000f20fa" officeooo:paragraph-rsid="0011d31c"/>
    </style:style>
    <style:style style:name="P4" style:family="paragraph" style:parent-style-name="Standard">
      <style:paragraph-properties fo:text-align="start" style:justify-single-word="false"/>
      <style:text-properties officeooo:rsid="000f20fa" officeooo:paragraph-rsid="00123d25"/>
    </style:style>
    <style:style style:name="P5" style:family="paragraph" style:parent-style-name="Standard">
      <style:paragraph-properties fo:text-align="start" style:justify-single-word="false"/>
      <style:text-properties officeooo:rsid="000f20fa" officeooo:paragraph-rsid="0013fa2b"/>
    </style:style>
    <style:style style:name="P6" style:family="paragraph" style:parent-style-name="Standard">
      <style:paragraph-properties fo:text-align="start" style:justify-single-word="false"/>
      <style:text-properties officeooo:rsid="000f20fa" officeooo:paragraph-rsid="0014c166"/>
    </style:style>
    <style:style style:name="P7" style:family="paragraph" style:parent-style-name="Standard">
      <style:paragraph-properties fo:text-align="start" style:justify-single-word="false"/>
      <style:text-properties officeooo:rsid="000f20fa" officeooo:paragraph-rsid="00158e4b"/>
    </style:style>
    <style:style style:name="P8" style:family="paragraph" style:parent-style-name="Standard">
      <style:paragraph-properties fo:text-align="start" style:justify-single-word="false"/>
      <style:text-properties officeooo:rsid="000f20fa" officeooo:paragraph-rsid="0016fc5f"/>
    </style:style>
    <style:style style:name="P9" style:family="paragraph" style:parent-style-name="Standard">
      <style:text-properties officeooo:rsid="000f20fa" officeooo:paragraph-rsid="0011d31c"/>
    </style:style>
    <style:style style:name="P10" style:family="paragraph" style:parent-style-name="Standard" style:master-page-name="">
      <style:paragraph-properties fo:margin-left="0.6cm" fo:margin-right="0cm" fo:text-indent="0cm" style:auto-text-indent="false" style:page-number="auto"/>
      <style:text-properties officeooo:rsid="000f20fa" officeooo:paragraph-rsid="000f20fa"/>
    </style:style>
    <style:style style:name="P11" style:family="paragraph">
      <style:paragraph-properties fo:text-align="center"/>
      <style:text-properties fo:font-size="10.5pt" style:font-size-asian="10.5pt" style:font-size-complex="10.5pt"/>
    </style:style>
    <style:style style:name="P12" style:family="paragraph">
      <style:paragraph-properties fo:text-align="center"/>
    </style:style>
    <style:style style:name="P13" style:family="paragraph">
      <style:text-properties fo:font-size="10.5pt" style:font-size-asian="10.5pt" style:font-size-complex="10.5pt"/>
    </style:style>
    <style:style style:name="P14" style:family="paragraph">
      <style:paragraph-properties fo:text-align="justify"/>
      <style:text-properties fo:font-size="10.5pt" style:font-size-asian="10.5pt" style:font-size-complex="10.5pt"/>
    </style:style>
    <style:style style:name="T1" style:family="text">
      <style:text-properties fo:font-size="14pt" fo:font-weight="bold" officeooo:rsid="0008ecfb" style:font-size-asian="14pt" style:font-weight-asian="bold" style:font-size-complex="14pt" style:font-weight-complex="bold"/>
    </style:style>
    <style:style style:name="T2" style:family="text">
      <style:text-properties officeooo:rsid="001118f4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text:span text:style-name="T1">Touch Screen driver Flow chart Diagram </text:span></text:p>
      <text:p text:style-name="P1"/>
      <text:p text:style-name="P1"/>
      <text:p text:style-name="P1"/>
      <text:p text:style-name="P1"/>
      <text:p text:style-name="P1"><draw:ellipse text:anchor-type="paragraph" draw:z-index="1" draw:style-name="gr1" draw:text-style-name="P11" svg:width="2.647cm" svg:height="0.417cm" svg:x="3.032cm" svg:y="0.434cm"><text:p text:style-name="P11"><text:span text:style-name="T3">start</text:span></text:p></draw:ellipse></text:p>
      <text:p text:style-name="P1"><draw:custom-shape text:anchor-type="paragraph" draw:z-index="21" draw:style-name="gr3" svg:width="0.419cm" svg:height="0.394cm" svg:x="4.147cm" svg:y="0.36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rect text:anchor-type="paragraph" draw:z-index="0" draw:style-name="gr1" draw:text-style-name="P11" svg:width="8.621cm" svg:height="0.482cm" svg:x="0.529cm" svg:y="0.28cm"><text:p text:style-name="P11"><text:span text:style-name="T3">Register as platform driver</text:span></text:p></draw:rect></text:p>
      <text:p text:style-name="P1"><draw:custom-shape text:anchor-type="paragraph" draw:z-index="15" draw:style-name="gr3" svg:width="0.003cm" svg:height="0.022cm" svg:x="4.299cm" svg:y="0.1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style-name="gr3" svg:width="0.507cm" svg:height="0.334cm" svg:x="4.122cm" svg:y="0.27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rect text:anchor-type="paragraph" draw:z-index="2" draw:style-name="gr1" draw:text-style-name="P11" svg:width="8.566cm" svg:height="0.576cm" svg:x="0.573cm" svg:y="0.115cm"><text:p text:style-name="P11"><text:span text:style-name="T3">Memory allocation for device registers structur <text:s/>in kernel</text:span></text:p></draw:rect></text:p>
      <text:p text:style-name="P1"><draw:custom-shape text:anchor-type="paragraph" draw:z-index="16" draw:style-name="gr3" svg:width="0.022cm" svg:height="0.131cm" svg:x="4.366cm" svg:y="0.07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8" draw:style-name="gr3" svg:width="0.421cm" svg:height="0.618cm" svg:x="4.122cm" svg:y="0.20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><draw:rect text:anchor-type="paragraph" draw:z-index="6" draw:style-name="gr1" draw:text-style-name="P11" svg:width="8.688cm" svg:height="0.576cm" svg:x="0.573cm" svg:y="0.224cm"><text:p text:style-name="P12"><text:span text:style-name="T3">DMA buffer allocation for iomemmory</text:span></text:p></draw:rect><draw:rect text:anchor-type="paragraph" draw:z-index="11" draw:style-name="gr1" draw:text-style-name="P12" svg:width="6.395cm" svg:height="0.883cm" svg:x="11.398cm" svg:y="8.56cm"><text:p text:style-name="P12">Unregister as platform driver</text:p></draw:rect><draw:rect text:anchor-type="paragraph" draw:z-index="14" draw:style-name="gr1" draw:text-style-name="P12" svg:width="8.335cm" svg:height="2.162cm" svg:x="10.451cm" svg:y="5.713cm"><text:p text:style-name="P12">un<text:span text:style-name="T3">Register input device</text:span></text:p><text:p text:style-name="P12"><text:span text:style-name="T3">Input device deallocation</text:span></text:p><text:p text:style-name="P12"><text:span text:style-name="T3">DMA buffer deallocation for iomemmory</text:span></text:p><text:p text:style-name="P11"><text:span text:style-name="T3">Memory deallocation for device registers structur <text:s/></text:span></text:p><text:p text:style-name="P11"><text:span text:style-name="T3">in kernel</text:span></text:p></draw:rect><draw:custom-shape text:anchor-type="paragraph" draw:z-index="29" draw:style-name="gr3" svg:width="4.587cm" svg:height="0.354cm" svg:x="6.13cm" svg:y="6.44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 <text:s text:c="184"/></text:p>
      <text:p text:style-name="P2"><draw:custom-shape text:anchor-type="paragraph" draw:z-index="19" draw:style-name="gr3" svg:width="0.376cm" svg:height="0.424cm" svg:x="4.098cm" svg:y="0.31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0"><draw:rect text:anchor-type="paragraph" draw:z-index="3" draw:style-name="gr1" draw:text-style-name="P11" svg:width="8.577cm" svg:height="0.373cm" svg:x="0.617cm" svg:y="0.289cm"><text:p text:style-name="P11"><text:span text:style-name="T3">Geting the firmware node</text:span></text:p></draw:rect></text:p>
      <text:p text:style-name="P2"><draw:custom-shape text:anchor-type="paragraph" draw:z-index="20" draw:style-name="gr3" svg:width="0.332cm" svg:height="0.463cm" svg:x="4.166cm" svg:y="0.17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><draw:rect text:anchor-type="paragraph" draw:z-index="7" draw:style-name="gr1" draw:text-style-name="P11" svg:width="8.534cm" svg:height="0.399cm" svg:x="0.594cm" svg:y="0.15cm"><text:p text:style-name="P12"><text:span text:style-name="T3">Set the kernel buf with with formware data</text:span></text:p></draw:rect></text:p>
      <text:p text:style-name="P2"><draw:rect text:anchor-type="paragraph" draw:z-index="5" draw:style-name="gr1" draw:text-style-name="P11" svg:width="8.626cm" svg:height="0.489cm" svg:x="0.639cm" svg:y="0.415cm"><text:p text:style-name="P12"><text:span text:style-name="T3">Input device allocation</text:span></text:p></draw:rect><draw:custom-shape text:anchor-type="paragraph" draw:z-index="23" draw:style-name="gr3" svg:width="0.332cm" svg:height="0.463cm" svg:x="4.143cm" svg:y="0.062cm"><text:p/>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><draw:custom-shape text:anchor-type="paragraph" draw:z-index="22" draw:style-name="gr3" svg:width="0.354cm" svg:height="0.398cm" svg:x="4.124cm" svg:y="0.45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><draw:rect text:anchor-type="paragraph" draw:z-index="4" draw:style-name="gr1" draw:text-style-name="P11" svg:width="8.577cm" svg:height="0.486cm" svg:x="0.617cm" svg:y="0.367cm"><text:p text:style-name="P11"><text:span text:style-name="T3">Register input device</text:span></text:p></draw:rect></text:p>
      <text:p text:style-name="P2"><draw:custom-shape text:anchor-type="paragraph" draw:z-index="24" draw:style-name="gr3" svg:width="0.442cm" svg:height="0.421cm" svg:x="4.166cm" svg:y="0.36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><draw:rect text:anchor-type="paragraph" draw:z-index="8" draw:style-name="gr1" draw:text-style-name="P11" svg:width="8.688cm" svg:height="0.398cm" svg:x="0.573cm" svg:y="0.252cm"><text:p text:style-name="P12"><text:span text:style-name="T3">Creating <text:s/>and run thread function in kernel</text:span></text:p></draw:rect></text:p>
      <text:p text:style-name="P2"><draw:custom-shape text:anchor-type="paragraph" draw:z-index="25" draw:style-name="gr3" svg:width="0.399cm" svg:height="0.551cm" svg:x="4.122cm" svg:y="0.162cm"><text:p/>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><draw:custom-shape text:anchor-type="paragraph" draw:z-index="36" draw:style-name="gr2" draw:text-style-name="P14" svg:width="4.631cm" svg:height="2.273cm" svg:x="2.073cm" svg:y="0.161cm"><text:p text:style-name="P14"><text:span text:style-name="T3"><text:tab/></text:span><text:span text:style-name="T3">Calling </text:span></text:p><text:p text:style-name="P14"><text:span text:style-name="T3">kthread_should_stop()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 <text:s text:c="59"/></text:p>
      <text:p text:style-name="P9"><text:s text:c="67"/><text:span text:style-name="T2">True </text:span></text:p>
      <text:p text:style-name="P2"><draw:custom-shape text:anchor-type="paragraph" draw:z-index="34" draw:style-name="gr3" svg:width="0.331cm" svg:height="6.086cm" svg:x="-0.353cm" svg:y="0.31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3" draw:style-name="gr3" svg:width="2.294cm" svg:height="0.287cm" svg:x="-0.22cm" svg:y="0.17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"/>
      <text:p text:style-name="P7"><draw:custom-shape text:anchor-type="paragraph" draw:z-index="30" draw:style-name="gr3" svg:width="0.332cm" svg:height="0.687cm" svg:x="14.088cm" svg:y="0.57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8" draw:style-name="gr3" svg:width="0.376cm" svg:height="0.685cm" svg:x="4.143cm" svg:y="0.48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tab/><text:tab/><text:tab/> <text:s text:c="8"/></text:p>
      <text:p text:style-name="P7"><text:span text:style-name="T2"><text:s text:c="47"/>False</text:span><text:tab/></text:p>
      <text:p text:style-name="P5"><draw:rect text:anchor-type="paragraph" draw:z-index="9" draw:style-name="gr1" draw:text-style-name="P11" svg:width="8.711cm" svg:height="0.421cm" svg:x="0.594cm" svg:y="0.196cm"><text:p text:style-name="P11"><text:span text:style-name="T3">Copy the io <text:s/>memeory in to <text:s/>registers structur</text:span></text:p></draw:rect><text:tab/><text:tab/><text:tab/><text:tab/><text:tab/><text:tab/><text:tab/><text:tab/><text:tab/><text:tab/></text:p>
      <text:p text:style-name="P3"><draw:custom-shape text:anchor-type="paragraph" draw:z-index="26" draw:style-name="gr3" svg:width="0.465cm" svg:height="0.421cm" svg:x="4.166cm" svg:y="0.10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3"><draw:rect text:anchor-type="paragraph" draw:z-index="12" draw:style-name="gr1" draw:text-style-name="P11" svg:width="8.667cm" svg:height="0.44cm" svg:x="0.639cm" svg:y="0.037cm"><text:p text:style-name="P12"><text:span text:style-name="T3">Writing the some data in to iomemory</text:span></text:p></draw:rect><draw:custom-shape text:anchor-type="paragraph" draw:z-index="32" draw:style-name="gr3" svg:width="0.419cm" svg:height="0.77cm" svg:x="14.134cm" svg:y="0.19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3"><draw:custom-shape text:anchor-type="paragraph" draw:z-index="10" draw:style-name="gr2" draw:text-style-name="P13" svg:width="3.331cm" svg:height="1.611cm" svg:x="2.667cm" svg:y="0.39cm"><text:p><text:span text:style-name="T3">Check the data </text:span></text:p><text:p><text:span text:style-name="T3">updating or not 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7" draw:style-name="gr3" svg:width="0.419cm" svg:height="0.396cm" svg:x="4.189cm" svg:y="0.012cm"><text:p/><draw:enhanced-geometry svg:viewBox="0 0 21600 21600" draw:text-areas="?f0 0 ?f2 ?f5" draw:mirror-vertical="false" draw:mirror-horizontal="fals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ellipse text:anchor-type="paragraph" draw:z-index="31" draw:style-name="gr1" draw:text-style-name="P12" svg:width="2.514cm" svg:height="0.883cm" svg:x="13.03cm" svg:y="0.453cm"><text:p text:style-name="P12">End</text:p></draw:ellipse></text:p>
      <text:p text:style-name="P8"><text:s text:c="13"/><text:span text:style-name="T2">False</text:span> <text:s text:c="4"/></text:p>
      <text:p text:style-name="P4"><draw:custom-shape text:anchor-type="paragraph" draw:z-index="35" draw:style-name="gr3" svg:width="2.932cm" svg:height="0.354cm" svg:x="-0.265cm" svg:y="0.00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6"><text:s text:c="43"/></text:p>
      <text:p text:style-name="P8"><draw:rect text:anchor-type="paragraph" draw:z-index="13" draw:style-name="gr1" draw:text-style-name="P11" svg:width="9.462cm" svg:height="0.643cm" svg:x="0.263cm" svg:y="0.49cm"><text:p text:style-name="P12"><text:span text:style-name="T3">Access the updated data and send to the input core</text:span></text:p></draw:rect><draw:custom-shape text:anchor-type="paragraph" draw:z-index="28" draw:style-name="gr3" svg:width="0.375cm" svg:height="0.592cm" svg:x="4.145cm" svg:y="0.03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7" draw:style-name="gr3" svg:width="0.44cm" svg:height="0.331cm" svg:x="-0.176cm" svg:y="0.71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 <text:s text:c="42"/><text:span text:style-name="T2">Tru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4:49:16.239796325</meta:creation-date>
    <dc:date>2018-04-25T12:30:13.698920157</dc:date>
    <meta:editing-duration>PT20H46M2S</meta:editing-duration>
    <meta:editing-cycles>12</meta:editing-cycles>
    <meta:generator>LibreOffice/4.2.8.2$Linux_X86_64 LibreOffice_project/420m0$Build-2</meta:generator>
    <meta:document-statistic meta:table-count="0" meta:image-count="0" meta:object-count="0" meta:page-count="1" meta:paragraph-count="10" meta:word-count="10" meta:character-count="545" meta:non-whitespace-character-count="51"/>
  </office:meta>
</office:document-meta>
</file>